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o)</text:p>
      <text:p text:style-name="P1"/>
      <text:p text:style-name="P1">P2P file sharing inside the web browser</text:p>
      <text:p text:style-name="P1"/>
      <text:p text:style-name="P1"/>
      <text:p text:style-name="P1"/>
      <text:p text:style-name="P1"/>
      <text:p text:style-name="P1"/>
      <text:p text:style-name="P2">Jesús Leganés Combarro</text:p>
      <text:p text:style-name="P2"><text:a xlink:type="simple" xlink:href="mailto:piranna@gmail.com">piranna@gmail.com</text:a></text:p>
      <text:p text:style-name="P2">February 2013</text:p>
      <text:p text:style-name="P4">Introduction</text:p>
      <text:p text:style-name="P3"/>
      <text:p text:style-name="P3">ShareIt! It's a peer-to-peer file sharing application working inside the web browser without the need of centralized servers while offering to the user high speed transferences, anonymity and ciphered communications between the peers without requiring to download nor install any external application or plugin.</text:p>
      <text:p text:style-name="P3"/>
      <text:p text:style-name="P3">To do so, it's developed in pure Javascript and high-edge HTML5 technologies, and it only requires to work just the latest versions of the most popular web browsers.</text:p>
      <text:p text:style-name="P3"/>
      <text:p text:style-name="P3"/>
      <text:p text:style-name="P3">Contribution</text:p>
      <text:p text:style-name="P3">Bussines projection</text:p>
      <text:p text:style-name="P3">Development status</text:p>
      <text:p text:style-name="P3">Sustainability and Social Responsi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sus Combarro</meta:initial-creator>
    <meta:creation-date>2013-01-17T11:36:39</meta:creation-date>
    <dc:date>2013-01-17T12:09:53</dc:date>
    <dc:creator>Jesus Combarro</dc:creator>
    <meta:editing-duration>PT00H16M57S</meta:editing-duration>
    <meta:editing-cycles>5</meta:editing-cycles>
    <meta:generator>OpenOffice.org/3.2$Linux OpenOffice.org_project/320m12$Build-9483</meta:generator>
    <meta:document-statistic meta:table-count="0" meta:image-count="0" meta:object-count="0" meta:page-count="2" meta:paragraph-count="12" meta:word-count="96" meta:character-count="674"/>
  </office:meta>
</office:document-meta>
</file>